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Hanging_20_indent">
      <style:paragraph-properties fo:margin-left="0in" fo:margin-right="0in" fo:text-indent="0in" style:auto-text-indent="false"/>
      <style:text-properties style:font-name="Times New Roman" fo:font-size="12pt" style:font-size-asian="12pt" style:font-size-complex="12pt"/>
    </style:style>
    <style:style style:name="P4" style:family="paragraph" style:parent-style-name="Text_20_body">
      <style:text-properties style:font-name="Times New Roman"/>
    </style:style>
    <style:style style:name="P5" style:family="paragraph" style:parent-style-name="Text_20_body">
      <style:text-properties fo:font-size="16pt" style:font-size-asian="16pt" style:font-size-complex="16pt"/>
    </style:style>
    <style:style style:name="P6" style:family="paragraph" style:parent-style-name="Text_20_body">
      <style:text-properties fo:font-size="12pt" style:font-size-asian="12pt" style:font-size-complex="12pt"/>
    </style:style>
    <style:style style:name="P7" style:family="paragraph" style:parent-style-name="Heading_20_2">
      <style:text-properties style:font-name="Times New Roman" fo:font-size="13pt" fo:font-style="normal" style:font-size-asian="13pt" style:font-style-asian="normal" style:font-size-complex="13pt" style:font-style-complex="normal"/>
    </style:style>
    <style:style style:name="P8" style:family="paragraph" style:parent-style-name="Heading_20_2">
      <style:text-properties style:font-name="Times New Roman" fo:font-size="13pt" style:font-size-asian="13pt" style:font-size-complex="13pt"/>
    </style:style>
    <style:style style:name="P9" style:family="paragraph" style:parent-style-name="Heading_20_2">
      <style:text-properties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Heading_20_2">
      <style:text-properties fo:font-size="13pt" fo:font-style="normal" style:font-size-asian="13pt" style:font-style-asian="normal" style:font-size-complex="13pt" style:font-style-complex="normal"/>
    </style:style>
    <style:style style:name="P11" style:family="paragraph" style:parent-style-name="Heading_20_1">
      <style:text-properties style:font-name="Times New Roman" fo:font-size="16pt" style:font-size-asian="16pt" style:font-size-complex="16pt"/>
    </style:style>
    <style:style style:name="P12" style:family="paragraph" style:parent-style-name="Heading_20_1">
      <style:text-properties fo:font-size="16pt" style:font-size-asian="16pt" style:font-size-complex="16pt"/>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ize="16pt" style:font-size-asian="16pt" style:font-size-complex="16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ize="13pt" fo:font-style="normal" style:font-size-asian="13pt" style:font-style-asian="normal" style:font-size-complex="13pt" style:font-style-complex="normal"/>
    </style:style>
    <style:style style:name="T8" style:family="text">
      <style:text-properties style:font-name="Times New Roman" fo:font-style="italic" style:font-style-asian="italic" style:font-style-complex="italic"/>
    </style:style>
    <style:style style:name="T9" style:family="text">
      <style:text-properties fo:font-size="16pt"/>
    </style:style>
    <style:style style:name="T10" style:family="text">
      <style:text-properties style:font-size-asian="16pt"/>
    </style:style>
    <style:style style:name="T11" style:family="text">
      <style:text-properties style:font-size-complex="16pt"/>
    </style:style>
    <style:style style:name="T12" style:family="text">
      <style:text-properties fo:font-weight="normal" style:font-weight-asian="normal" style:font-weight-complex="normal"/>
    </style:style>
    <style:style style:name="T13" style:family="text">
      <style:text-properties fo:font-weight="normal" style:font-weight-asian="bold" style:font-weight-complex="bold"/>
    </style:style>
    <style:style style:name="T14" style:family="text">
      <style:text-properties fo:font-style="normal" style:font-style-asian="normal" style:font-style-complex="normal"/>
    </style:style>
    <style:style style:name="T15" style:family="text">
      <style:text-properties fo:font-style="italic" fo:font-weight="normal" style:font-weight-asian="normal" style:font-weight-complex="normal"/>
    </style:style>
    <style:style style:name="T16" style:family="text">
      <style:text-properties fo:font-style="italic" style:font-style-asian="normal" style:font-style-complex="normal"/>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SharpScrabble: A Many-Agent Intelligent Implementation of the Classic Scrabble<text:span text:style-name="T1">®</text:span> Word G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im Goric</text:p>
      <text:p text:style-name="P13">Will Sanville</text:p>
      <text:p text:style-name="P13">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6">1. Introduction<text:tab/>3</text:p>
          <text:p text:style-name="P16">2. About the Game of Scrabble<text:tab/>3</text:p>
          <text:p text:style-name="P17">2.1 Game Goals and Play<text:tab/>3</text:p>
          <text:p text:style-name="P17">2.2 Common Player Strategies<text:tab/>3</text:p>
          <text:p text:style-name="P17">2.3 The Game Environment<text:tab/>3</text:p>
          <text:p text:style-name="P16">3. The SharpScrabble Implementation<text:tab/>3</text:p>
          <text:p text:style-name="P17">3.1 Technologies and Implementation Details<text:tab/>3</text:p>
          <text:p text:style-name="P17">3.2 The Dictionary<text:tab/>3</text:p>
          <text:p text:style-name="P17">3.3 AI Strategies Employed<text:tab/>4</text:p>
          <text:p text:style-name="P17">3.4 Utility Functions<text:tab/>5</text:p>
          <text:p text:style-name="P16">4. Implementation Analysis<text:tab/>6</text:p>
          <text:p text:style-name="P17">4.1 Strategy Analysis<text:tab/>6</text:p>
          <text:p text:style-name="P17">4.2 Utility Function Analysis<text:tab/>6</text:p>
          <text:p text:style-name="P16">5. Conclusion<text:tab/>6</text:p>
          <text:p text:style-name="P17">5.1 Other Games Considered<text:tab/>6</text:p>
          <text:p text:style-name="P17">5.2 Lessons Learned<text:tab/>6</text:p>
          <text:p text:style-name="P17">5.3 SharpScrabble Future Enhancements<text:tab/>7</text:p>
          <text:p text:style-name="P16">6. Works Cited<text:tab/>7</text:p>
          <text:p text:style-name="P16">7. Appendix<text:tab/>8</text:p>
          <text:p text:style-name="P17">7.1 AI Strategy Comparison Graph<text:tab/>8</text:p>
          <text:p text:style-name="P17">7.2 AI Utility Function Comparison Graph<text:tab/>9</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Heading_20_1" text:outline-level="1"><text:span text:style-name="T3">1. Introduction</text:span></text:h>
      <text:p text:style-name="Text_20_body"/>
      <text:h text:style-name="P11" text:outline-level="1">2. About the Game of Scrabble</text:h>
      <text:p text:style-name="Text_20_body"/>
      <text:h text:style-name="P7" text:outline-level="2">2.1 Game Goals and Play</text:h>
      <text:p text:style-name="Text_20_body"/>
      <text:h text:style-name="P7" text:outline-level="2">2.2 Common Player Strategies</text:h>
      <text:p text:style-name="Text_20_body"/>
      <text:h text:style-name="P7" text:outline-level="2">2.3 The Game Environment</text:h>
      <text:p text:style-name="Text_20_body"/>
      <text:h text:style-name="Heading_20_1" text:outline-level="1"><text:span text:style-name="T3">3. The SharpScrabble Implementation</text:span></text:h>
      <text:p text:style-name="P6"><text:span text:style-name="T2"/></text:p>
      <text:h text:style-name="P9" text:outline-level="2"><text:span text:style-name="T2">3.1 Technologies and Implementation Details</text:span></text:h>
      <text:p text:style-name="P6"><text:span text:style-name="T2"/></text:p>
      <text:h text:style-name="P9" text:outline-level="2"><text:span text:style-name="T2">3.2 The Dictionary</text:span></text:h>
      <text:p text:style-name="P6"><text:span text:style-name="T2">One particularly key part of the implementation of any Scrabble game is the dictionary. <text:s/>Without this, there is no way for an intelligent agent to determine if a placement of tiles is valid or not. <text:s/>Since an agent must access the dictionary many times in determining a move, and since the dictionary is bound to be very large, performance in accessing valid words is very important.</text:span></text:p>
      <text:p text:style-name="P6"><text:span text:style-name="T2">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span></text:p>
      <text:p text:style-name="P6"><text:span text:style-name="T2">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span></text:p>
      <text:p text:style-name="P6"><text:soft-page-break/><text:span text:style-name="T2">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saves iterating a list of words doing string comparisons and also the cost of calculating the permutations of a string.</text:span></text:p>
      <text:h text:style-name="P9" text:outline-level="2"><text:span text:style-name="T2">3.3 AI Strategies Employed</text:span></text:h>
      <text:p text:style-name="P6"><text:span text:style-name="T2">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span></text:p>
      <text:p text:style-name="P6"><text:span text:style-name="T2">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span></text:p>
      <text:p text:style-name="P6"><text:span text:style-name="T2">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words played in all valid configurations at all valid spots on the board, the maximum score is chosen and played. <text:s/>As is obvious, this is guaranteed to find the best possible outcome for the given board and set of input tiles, since all possibilities are searched.</text:span></text:p>
      <text:p text:style-name="P6"><text:span text:style-name="T2">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span></text:p>
      <text:p text:style-name="P6"><text:span text:style-name="T2">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span></text:p>
      <text:p text:style-name="P6"><text:soft-page-break/><text:span text:style-name="T2">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global maximum or something close to it. <text:s/>One answer to this is to allow your hill-climbing algorithm to restart at another random point on the landscape some number of times. <text:s/>This is referred to as random-restart hill-climbing, and is the third strategy that we developed.</text:span></text:p>
      <text:p text:style-name="P6"><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8">n</text:span><text:span text:style-name="T6">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9" text:outline-level="2"><text:span text:style-name="T2">3.4 Utility Functions</text:span></text:h>
      <text:p text:style-name="Text_20_body"><text:span text:style-name="T4">The Scrabble AI is composed of two parts. <text:s/>The first is the move generator, which uses one of the three strategies discussed above.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he utility functions are: </text:span><text:span text:style-name="T5">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4">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4">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4">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4">The last utility function is a defensive function. <text:s/>Like its name suggests, <text:s/>UseBonusSquares will rank <text:soft-page-break/>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h text:style-name="P12" text:outline-level="1"><text:span text:style-name="T2">4. Implementation Analysis</text:span></text:h>
      <text:h text:style-name="P10" text:outline-level="2"><text:span text:style-name="T2">4.1 Strategy Analysis</text:span></text:h>
      <text:p text:style-name="P6"><text:span text:style-name="T2"/></text:p>
      <text:h text:style-name="P10" text:outline-level="2"><text:span text:style-name="T2">4.2 Utility Function Analysis</text:span></text:h>
      <text:p text:style-name="P6"><text:span text:style-name="T2"/></text:p>
      <text:h text:style-name="P12" text:outline-level="1"><text:span text:style-name="T2">5. Conclusion</text:span></text:h>
      <text:h text:style-name="P10" text:outline-level="2"><text:span text:style-name="T2">5.1 Other Games Considered</text:span></text:h>
      <text:p text:style-name="Text_20_body"><text:span text:style-name="T2">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span></text:p>
      <text:h text:style-name="P10" text:outline-level="2"><text:span text:style-name="T2">5.2 Lessons Learned</text:span></text:h>
      <text:p text:style-name="P4">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4"><text:soft-page-break/><text:span text:style-name="T12">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span></text:p>
      <text:p text:style-name="P4"><text:span text:style-name="T12">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13">.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4">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P4"><text:span text:style-name="T13">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span></text:p>
      <text:h text:style-name="P10" text:outline-level="2"><text:span text:style-name="T2">5.3 SharpScrabble Future Enhancements</text:span></text:h>
      <text:p text:style-name="P5"><text:span text:style-name="T6"/></text:p>
      <text:h text:style-name="P12" text:outline-level="1"><text:span text:style-name="T6"/></text:h>
      <text:h text:style-name="P12" text:outline-level="1"><text:span text:style-name="T6">6. Works Cited</text:span></text:h>
      <text:p text:style-name="P1"><text:span text:style-name="T12">Sackley, Kristen. “Winning Computer Program Created by Graduate Student Beats World Champion Scrabble Player | The Daily Illini.” </text:span><text:span text:style-name="T15">The Daily Illini | The Independent Student Newspaper at the University of Illinois since 1871</text:span><text:span text:style-name="T12">. Web. 09 Dec. 2010. &lt;</text:span><text:a xlink:type="simple" xlink:href="http://www.dailyillini.com/news/2007/02/28/winning-computer-program-created-by-graduate-student-beats-world-champion-scrabble-player"><text:span text:style-name="T12">http://www.dailyillini.com/news/2007/02/28/winning-computer-program-created-by-graduate-</text:span></text:a><text:soft-page-break/><text:a xlink:type="simple" xlink:href="http://www.dailyillini.com/news/2007/02/28/winning-computer-program-created-by-graduate-student-beats-world-champion-scrabble-player"><text:span text:style-name="T12">student-beats-world-champion-scrabble-player</text:span></text:a><text:span text:style-name="T12">&gt;. </text:span></text:p>
      <text:p text:style-name="P2"><text:span text:style-name="T14">Wikipedia Contributors. “Maven (Scrabble).” </text:span><text:span text:style-name="T16">Wikipedia, the Free Encyclopedia</text:span><text:span text:style-name="T14">. Wikipedia, The Free Encyclopedia., 12 Nov. 2010. Web. 09 Dec. 2010. &lt;</text:span><text:a xlink:type="simple" xlink:href="http://en.wikipedia.org/wiki/Maven_(Scrabble"><text:span text:style-name="T14">http://en.wikipedia.org/wiki/Maven_(Scrabble</text:span></text:a><text:span text:style-name="T14">)&gt;.</text:span></text:p>
      <text:p text:style-name="P2"><text:span text:style-name="T14">Wikipedia Contributors. “Official Tournament and Club word List”. </text:span><text:span text:style-name="T16">Wikipedia, the Free Encyclopedia</text:span><text:span text:style-name="T14">. Wikipedia, The Free Encyclopedia., 24 Nov. 2010. Web. 10 Dec. 2010. &lt;</text:span><text:a xlink:type="simple" xlink:href="http://en.wikipedia.org/wiki/Official_Tournament_and_Club_Word_List"><text:span text:style-name="T14">http://en.wikipedia.org/wiki/Official_Tournament_and_Club_Word_List</text:span></text:a><text:span text:style-name="T14">&gt;. </text:span></text:p>
      <text:p text:style-name="P2"><text:span text:style-name="T14"/></text:p>
      <text:p text:style-name="P3"><text:span text:style-name="T14"/></text:p>
      <text:p text:style-name="P3"><text:span text:style-name="T14"/></text:p>
      <text:p text:style-name="P3"><text:span text:style-name="T14"/></text:p>
      <text:h text:style-name="Heading_20_1" text:outline-level="1">7. Appendix</text:h>
      <text:h text:style-name="P8" text:outline-level="2"><text:span text:style-name="T14">7.1 AI Strategy Comparison Graph</text:span></text:h>
      <text:p text:style-name="P6"><draw:frame draw:style-name="fr1" draw:name="Object1" text:anchor-type="paragraph" svg:width="8.5in" svg:height="3.6598in" draw:z-index="1"><draw:object xlink:href="./Object 1" xlink:type="simple" xlink:show="embed" xlink:actuate="onLoad"/><draw:image xlink:href="./ObjectReplacements/Object 1" xlink:type="simple" xlink:show="embed" xlink:actuate="onLoad"/></draw:frame></text:p>
      <text:h text:style-name="Heading_20_2" text:outline-level="2"><text:soft-page-break/><text:span text:style-name="T7">7.2 AI Utility Function Comparison Graph</text:span></text:h>
      <text:p text:style-name="P6"><draw:frame draw:style-name="fr1" draw:name="Object2" text:anchor-type="paragraph" svg:width="6.6555in" svg:height="3.122in" draw:z-index="0"><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0T23:12:14.37</dc:date>
    <dc:creator>Tim Goric</dc:creator>
    <meta:editing-duration>PT02H01M25S</meta:editing-duration>
    <meta:editing-cycles>17</meta:editing-cycles>
    <meta:generator>OpenOffice.org/3.2$Win32 OpenOffice.org_project/320m12$Build-9483</meta:generator>
    <meta:document-statistic meta:table-count="0" meta:image-count="0" meta:object-count="2" meta:page-count="9" meta:paragraph-count="72" meta:word-count="3047" meta:character-count="179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5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589cm" svg:height="9.295cm" xlink:href="." chart:class="chart:bar" chart:style-name="ch1">
        <chart:title svg:x="7.182cm" svg:y="0.186cm" chart:style-name="ch2">
          <text:p>Maximum Score Utility Function</text:p>
        </chart:title>
        <chart:legend chart:legend-position="bottom" svg:x="3.947cm" svg:y="7.867cm" chart:style-name="ch3"/>
        <chart:plot-area chart:style-name="ch4" chart:data-source-has-labels="both" svg:x="0.431cm" svg:y="0.98cm" svg:width="20.296cm" svg:height="6.703cm">
          <chart:axis chart:dimension="x" chart:name="primary-x" chart:style-name="ch5">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vg Game Time (s)</text:p>
              </table:table-cell>
              <table:table-cell office:value-type="string">
                <text:p>Avg Win Margin</text:p>
              </table:table-cell>
              <table:table-cell office:value-type="string">
                <text:p>Avg Moves</text:p>
              </table:table-cell>
              <table:table-cell office:value-type="string">
                <text:p>Win Pct</text:p>
              </table:table-cell>
            </table:table-row>
          </table:table-header-rows>
          <table:table-rows>
            <table:table-row>
              <table:table-cell office:value-type="string">
                <text:p>BruteForce vs Restart5</text:p>
              </table:table-cell>
              <table:table-cell office:value-type="float" office:value="7.83333333333333">
                <text:p>7.83333333333333</text:p>
              </table:table-cell>
              <table:table-cell office:value-type="float" office:value="193.97">
                <text:p>193.97</text:p>
              </table:table-cell>
              <table:table-cell office:value-type="float" office:value="35.6633333333333">
                <text:p>35.6633333333333</text:p>
              </table:table-cell>
              <table:table-cell office:value-type="float" office:value="99.3333333333333">
                <text:p>99.3333333333333</text:p>
              </table:table-cell>
            </table:table-row>
            <table:table-row>
              <table:table-cell office:value-type="string">
                <text:p>BruteForce vs Restart15</text:p>
              </table:table-cell>
              <table:table-cell office:value-type="float" office:value="12.23">
                <text:p>12.23</text:p>
              </table:table-cell>
              <table:table-cell office:value-type="float" office:value="155.22">
                <text:p>155.22</text:p>
              </table:table-cell>
              <table:table-cell office:value-type="float" office:value="35.5633333333333">
                <text:p>35.5633333333333</text:p>
              </table:table-cell>
              <table:table-cell office:value-type="float" office:value="99.3333333333333">
                <text:p>99.3333333333333</text:p>
              </table:table-cell>
            </table:table-row>
            <table:table-row>
              <table:table-cell office:value-type="string">
                <text:p>Restart5 vs Restart3</text:p>
              </table:table-cell>
              <table:table-cell office:value-type="float" office:value="5.31">
                <text:p>5.31</text:p>
              </table:table-cell>
              <table:table-cell office:value-type="float" office:value="50.57">
                <text:p>50.57</text:p>
              </table:table-cell>
              <table:table-cell office:value-type="float" office:value="50.3">
                <text:p>50.3</text:p>
              </table:table-cell>
              <table:table-cell office:value-type="float" office:value="80.6666666666667">
                <text:p>80.6666666666667</text:p>
              </table:table-cell>
            </table:table-row>
            <table:table-row>
              <table:table-cell office:value-type="string">
                <text:p>HillClimb vs Restart3</text:p>
              </table:table-cell>
              <table:table-cell office:value-type="float" office:value="2.99">
                <text:p>2.99</text:p>
              </table:table-cell>
              <table:table-cell office:value-type="float" office:value="64.78">
                <text:p>64.78</text:p>
              </table:table-cell>
              <table:table-cell office:value-type="float" office:value="52.8766666666667">
                <text:p>52.8766666666667</text:p>
              </table:table-cell>
              <table:table-cell office:value-type="float" office:value="89.6666666666667">
                <text:p>89.6666666666667</text:p>
              </table:table-cell>
            </table:table-row>
            <table:table-row>
              <table:table-cell office:value-type="string">
                <text:p>HillClimb vs HillClimb</text:p>
              </table:table-cell>
              <table:table-cell office:value-type="float" office:value="1.31333333333333">
                <text:p>1.31333333333333</text:p>
              </table:table-cell>
              <table:table-cell office:value-type="float" office:value="37.4766666666667">
                <text:p>37.4766666666667</text:p>
              </table:table-cell>
              <table:table-cell office:value-type="float" office:value="54.11">
                <text:p>54.11</text:p>
              </table:table-cell>
              <table:table-cell office:value-type="float" office:value="52.6666666666667">
                <text:p>52.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314004"/>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83caff"/>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13"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4"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904cm" svg:height="7.93cm" xlink:href="." chart:class="chart:bar" chart:style-name="ch1">
        <chart:title svg:x="5.184cm" svg:y="0.159cm" chart:style-name="ch2">
          <text:p>Utility Function Comparisons</text:p>
        </chart:title>
        <chart:legend chart:legend-position="bottom" svg:x="0.795cm" svg:y="5.28cm" chart:style-name="ch3"/>
        <chart:plot-area chart:style-name="ch4" chart:data-source-has-labels="both" svg:x="0.338cm" svg:y="0.926cm" svg:width="15.89cm" svg:height="4.197cm">
          <chart:axis chart:dimension="x" chart:name="primary-x" chart:style-name="ch5">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series chart:style-name="ch14" chart:values-cell-range-address="local-table.$B$8:.$C$8" chart:label-cell-address="local-table.$A$8"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in Margin</text:p>
              </table:table-cell>
              <table:table-cell office:value-type="string">
                <text:p>Win Pct</text:p>
              </table:table-cell>
            </table:table-row>
          </table:table-header-rows>
          <table:table-rows>
            <table:table-row>
              <table:table-cell office:value-type="string">
                <text:p>Max vs Smart S</text:p>
              </table:table-cell>
              <table:table-cell office:value-type="float" office:value="40.6666666666667">
                <text:p>40.6666666666667</text:p>
              </table:table-cell>
              <table:table-cell office:value-type="float" office:value="52">
                <text:p>52</text:p>
              </table:table-cell>
            </table:table-row>
            <table:table-row>
              <table:table-cell office:value-type="string">
                <text:p>Max vs Use Bonus</text:p>
              </table:table-cell>
              <table:table-cell office:value-type="float" office:value="38.2533333333333">
                <text:p>38.2533333333333</text:p>
              </table:table-cell>
              <table:table-cell office:value-type="float" office:value="57">
                <text:p>57</text:p>
              </table:table-cell>
            </table:table-row>
            <table:table-row>
              <table:table-cell office:value-type="string">
                <text:p>Max vs Smart+Common+Bonus</text:p>
              </table:table-cell>
              <table:table-cell office:value-type="float" office:value="39.91">
                <text:p>39.91</text:p>
              </table:table-cell>
              <table:table-cell office:value-type="float" office:value="59">
                <text:p>59</text:p>
              </table:table-cell>
            </table:table-row>
            <table:table-row>
              <table:table-cell office:value-type="string">
                <text:p>Max vs Smart+SaveCommon</text:p>
              </table:table-cell>
              <table:table-cell office:value-type="float" office:value="39.15">
                <text:p>39.15</text:p>
              </table:table-cell>
              <table:table-cell office:value-type="float" office:value="63.6666666666667">
                <text:p>63.6666666666667</text:p>
              </table:table-cell>
            </table:table-row>
            <table:table-row>
              <table:table-cell office:value-type="string">
                <text:p>Max vs Save Common</text:p>
              </table:table-cell>
              <table:table-cell office:value-type="float" office:value="36.42">
                <text:p>36.42</text:p>
              </table:table-cell>
              <table:table-cell office:value-type="float" office:value="64.6666666666667">
                <text:p>64.6666666666667</text:p>
              </table:table-cell>
            </table:table-row>
            <table:table-row>
              <table:table-cell office:value-type="string">
                <text:p>Smart S vs Use Bonus</text:p>
              </table:table-cell>
              <table:table-cell office:value-type="float" office:value="38.96">
                <text:p>38.96</text:p>
              </table:table-cell>
              <table:table-cell office:value-type="float" office:value="53">
                <text:p>53</text:p>
              </table:table-cell>
            </table:table-row>
            <table:table-row>
              <table:table-cell office:value-type="string">
                <text:p>Smart S vs Save Common</text:p>
              </table:table-cell>
              <table:table-cell office:value-type="float" office:value="37.0466666666667">
                <text:p>37.0466666666667</text:p>
              </table:table-cell>
              <table:table-cell office:value-type="float" office:value="66">
                <text:p>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